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9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table:formula="of:=[.C14]-[.F14]" office:value-type="float" office:value="37" calcext:value-type="float">
            <text:p>37,00</text:p>
          </table:table-cell>
          <table:table-cell table:style-name="ce98" office:value-type="string" calcext:value-type="string">
            <text:p>(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5]-[.F1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6]-[.F1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7]-[.F1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8]-[.F1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2]-[.F2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3]-[.F2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4]-[.F2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8]-[.F2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9]-[.F2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0]-[.F3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1]-[.F3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1])" office:value-type="float" office:value="1987" calcext:value-type="float">
            <text:p>1.987,00</text:p>
          </table:table-cell>
          <table:table-cell table:style-name="ce97"/>
          <table:table-cell table:style-name="ce108" table:number-columns-repeated="55"/>
        </table:table-row>
        <table:table-row table:style-name="ro3">
          <table:table-cell table:style-name="Default" table:number-columns-repeated="3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3">
          <table:table-cell table:style-name="Default"/>
          <table:table-cell table:style-name="ce72" office:value-type="string" calcext:value-type="string">
            <text:p>(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Default"/>
          <table:table-cell table:style-name="ce73" office:value-type="string" calcext:value-type="string">
            <text:p>(2) 06/03 – R$ 13,00 (x3) = </text:p>
          </table:table-cell>
          <table:table-cell table:style-name="ce89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Default"/>
          <table:table-cell table:style-name="ce81" office:value-type="string" calcext:value-type="string">
            <text:p>14/03 – R$ 13,00 (x2) = </text:p>
          </table:table-cell>
          <table:table-cell table:style-name="ce90" office:value-type="currency" office:currency="BRL" office:value="26" calcext:value-type="currency">
            <text:p>R$ 26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1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3" office:value-type="string" calcext:value-type="string">
            <text:p>TOTAL = </text:p>
          </table:table-cell>
          <table:table-cell table:style-name="ce92" table:formula="of:=SUM([.C35:.C37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31983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101655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5.305042309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5.3083369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6-27T10:21:15.657315275</dc:date>
    <dc:language>pt-PT</dc:language>
    <meta:editing-cycles>426</meta:editing-cycles>
    <meta:editing-duration>PT12H53M4S</meta:editing-duration>
    <meta:print-date>2025-05-27T15:50:39.529745867</meta:print-date>
    <meta:document-statistic meta:table-count="1" meta:cell-count="237" meta:object-count="0"/>
    <meta:user-defined meta:name="Info 0"/>
    <meta:user-defined meta:name="Info 1"/>
    <meta:user-defined meta:name="Info 2"/>
    <meta:user-defined meta:name="Info 3"/>
  </office:meta>
</office:document-meta>
</file>